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12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style:font-name-asian="Arial" style:font-name-complex="Ari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name-asian="Arial" style:font-size-asian="28pt" style:font-name-complex="Arial" style:font-size-complex="28pt"/>
    </style:style>
    <style:style style:name="P15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1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7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8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9" style:family="paragraph" style:parent-style-name="Standard">
      <style:text-properties style:font-name="Arial" style:font-name-asian="Arial" style:font-name-complex="Arial"/>
    </style:style>
    <style:style style:name="P20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1" style:family="paragraph" style:parent-style-name="Standard">
      <style:text-properties style:font-name="Arial" fo:font-size="26pt" fo:font-weight="normal" fo:background-color="#ccff99" style:font-name-asian="Arial" style:font-size-asian="26pt" style:font-weight-asian="normal" style:font-name-complex="Arial" style:font-size-complex="26pt" style:font-weight-complex="normal"/>
    </style:style>
    <style:style style:name="P22" style:family="paragraph" style:parent-style-name="Standard">
      <style:text-properties style:font-name="Arial" fo:font-size="18pt" fo:font-weight="normal" fo:background-color="#ffff00" style:font-name-asian="Arial" style:font-size-asian="18pt" style:font-weight-asian="normal" style:font-name-complex="Arial" style:font-size-complex="18pt" style:font-weight-complex="normal"/>
    </style:style>
    <style:style style:name="P23" style:family="paragraph" style:parent-style-name="Standard">
      <style:text-properties fo:font-variant="normal" fo:text-transform="none" fo:color="#000000" style:text-line-through-style="none" style:font-name="Arial" fo:font-size="26pt" fo:letter-spacing="normal" style:text-underline-style="none" fo:font-weight="normal" style:text-blinking="false" fo:background-color="#d3ec9e" style:font-name-asian="Arial" style:font-size-asian="26pt" style:font-weight-asian="normal" style:font-name-complex="Arial" style:font-size-complex="26pt" style:font-style-complex="normal" style:font-weight-complex="normal"/>
    </style:style>
    <style:style style:name="P24" style:family="paragraph" style:parent-style-name="Text_20_body">
      <style:text-properties style:font-name="Arial" style:font-name-asian="Arial" style:font-name-complex="Arial"/>
    </style:style>
    <style:style style:name="P25" style:family="paragraph" style:parent-style-name="Text_20_body">
      <style:text-properties style:font-name="Arial" style:text-underline-style="solid" style:text-underline-width="auto" style:text-underline-color="font-color" style:font-name-asian="Arial" style:font-name-complex="Arial"/>
    </style:style>
    <style:style style:name="P26" style:family="paragraph" style:parent-style-name="Text_20_body">
      <style:text-properties fo:color="#3333ff" style:font-name="Arial" fo:font-size="26pt" fo:background-color="#ffff66" style:font-name-asian="Arial" style:font-size-asian="26pt" style:font-name-complex="Arial" style:font-size-complex="26p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name-complex="Arial" style:font-size-complex="26pt"/>
    </style:style>
    <style:style style:name="P2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0" style:family="paragraph" style:parent-style-name="Standard">
      <style:paragraph-properties fo:background-color="#ccffff">
        <style:background-image/>
      </style:paragraph-properties>
      <style:text-properties style:font-name="Arial" fo:font-size="22pt" fo:font-weight="normal" fo:background-color="#99ffff" style:font-name-asian="Arial" style:font-size-asian="22pt" style:font-weight-asian="normal" style:font-name-complex="Arial" style:font-size-complex="22pt" style:font-weight-complex="normal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4" style:family="paragraph" style:parent-style-name="Table_20_Contents">
      <style:text-properties style:font-name="Arial" fo:font-size="14pt" style:font-name-asian="Arial" style:font-name-complex="Arial"/>
    </style:style>
    <style:style style:name="P35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36" style:family="paragraph" style:parent-style-name="Standard" style:list-style-name="L1">
      <style:text-properties style:font-name="Arial" fo:font-size="16pt" style:font-name-asian="Arial" style:font-size-asian="16pt" style:font-name-complex="Arial" style:font-size-complex="16pt"/>
    </style:style>
    <style:style style:name="P37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8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3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40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4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name-asian="Arial" style:font-size-asian="28pt" style:font-name-complex="Arial" style:font-size-complex="28pt"/>
    </style:style>
    <style:style style:name="P4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43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44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" fo:font-size="24pt" fo:font-style="normal" style:text-underline-style="none" fo:font-weight="normal" style:text-blinking="false" fo:background-color="#ffff99" style:font-name-asian="Arial" style:font-size-asian="24pt" style:font-weight-asian="normal" style:font-name-complex="Arial" style:font-size-complex="24pt" style:font-weight-complex="normal"/>
    </style:style>
    <style:style style:name="P45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/>
    </style:style>
    <style:style style:name="T7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 style:font-style-complex="normal"/>
    </style:style>
    <style:style style:name="T8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c0cb" style:font-name-asian="Arial" style:font-size-asian="26pt" style:font-name-complex="Arial" style:font-size-complex="26pt" style:font-style-complex="normal"/>
    </style:style>
    <style:style style:name="T9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/>
    </style:style>
    <style:style style:name="T10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 style:font-style-complex="normal"/>
    </style:style>
    <style:style style:name="T11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/>
    </style:style>
    <style:style style:name="T12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 style:font-style-complex="normal"/>
    </style:style>
    <style:style style:name="T13" style:family="text">
      <style:text-properties fo:font-variant="normal" fo:text-transform="none" fo:color="#000000" style:font-name="Arial" fo:font-size="26pt" fo:letter-spacing="normal" fo:font-style="normal" style:font-name-asian="Arial" style:font-size-asian="26pt" style:font-name-complex="Arial" style:font-size-complex="26pt"/>
    </style:style>
    <style:style style:name="T14" style:family="text">
      <style:text-properties fo:font-variant="normal" fo:text-transform="none" fo:color="#ffffff" style:text-line-through-style="none" style:font-name="Arial" fo:font-size="26pt" fo:letter-spacing="normal" style:text-underline-style="none" style:text-blinking="false" fo:background-color="#645932" style:font-name-asian="Arial" style:font-size-asian="26pt" style:font-name-complex="Aria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background-color="#ffff00"/>
    </style:style>
    <style:style style:name="T19" style:family="text">
      <style:text-properties style:font-name="Arial" style:font-name-asian="Arial" style:language-asian="ja" style:country-asian="JP" style:font-name-complex="Arial"/>
    </style:style>
    <style:style style:name="T20" style:family="text">
      <style:text-properties style:font-name="Arial" fo:font-size="26pt" style:font-name-asian="Arial" style:font-size-asian="26pt" style:font-name-complex="Arial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01300480" text:id="ct30130048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46660856194939082" text:style-name="L1">
        <text:list-item>
          <text:p text:style-name="P40"/>
        </text:list-item>
      </text:list>
      <text:p text:style-name="P8">[XXX] 20200323_154119</text:p>
      <text:p text:style-name="P24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0">2:19</text:p>
            <text:p text:style-name="P20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7"/>
            <text:p text:style-name="P17"/>
            <text:p text:style-name="P17">all – entering ones + her / not / they shall return</text:p>
            <text:p text:style-name="P17">and not – they shall overtake / paths</text:p>
            <text:p text:style-name="P17">lives</text:p>
          </table:table-cell>
        </table:table-row>
        <table:table-row>
          <table:table-cell table:style-name="表29.A2" office:value-type="string">
            <text:p text:style-name="P20">2:20</text:p>
            <text:p text:style-name="P20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7"/>
            <text:p text:style-name="P17"/>
            <text:p text:style-name="P17">so that – to go / in way </text:p>
            <text:p text:style-name="P17"/>
            <text:p text:style-name="P17">good men / and paths</text:p>
            <text:p text:style-name="P17"/>
            <text:p text:style-name="P17">righteous ones / to keep</text:p>
          </table:table-cell>
        </table:table-row>
        <table:table-row>
          <table:table-cell table:style-name="表29.A2" office:value-type="string">
            <text:p text:style-name="P20">2:21</text:p>
            <text:p text:style-name="P20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7"/>
            <text:p text:style-name="P17"/>
            <text:p text:style-name="P17">that – upright ones / to tabernacle – earth</text:p>
            <text:p text:style-name="P17">and flawless ones / to be left / in her</text:p>
          </table:table-cell>
        </table:table-row>
        <table:table-row>
          <table:table-cell table:style-name="表29.A2" office:value-type="string">
            <text:p text:style-name="P20">2:22</text:p>
            <text:p text:style-name="P20">וּרְשָׁעִים, מֵאֶרֶץ יִכָּרֵתוּ; <text:s text:c="3"/>וּבוֹגְדִים,</text:p>
            <text:p text:style-name="P20"><text:s/>יִסְּחוּ מִמֶּנָּה.</text:p>
          </table:table-cell>
          <table:table-cell table:style-name="表29.B2" office:value-type="string">
            <text:p text:style-name="P17"/>
            <text:p text:style-name="P17"/>
            <text:p text:style-name="P17">and wicked ones / from earth / to be cut off</text:p>
            <text:p text:style-name="P17">and ones being treacherous</text:p>
            <text:p text:style-name="P17"/>
            <text:p text:style-name="P17">to be swept away / from + her</text:p>
          </table:table-cell>
        </table:table-row>
        <table:table-row>
          <table:table-cell table:style-name="表29.A2" office:value-type="string">
            <text:p text:style-name="P20">3:1</text:p>
            <text:p text:style-name="P20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7"/>
            <text:p text:style-name="P17"/>
            <text:p text:style-name="P17">son + my / law + my / must not – to be forgetting</text:p>
            <text:p text:style-name="P17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31">/] 20200425_112124</text:p>
          </table:table-cell>
          <table:table-cell table:style-name="表29.B2" office:value-type="string">
            <text:p text:style-name="P29">@@@</text:p>
          </table:table-cell>
        </table:table-row>
        <table:table-row>
          <table:table-cell table:style-name="表29.A2" office:value-type="string">
            <text:p text:style-name="P31">[XXX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0">3:2</text:p>
            <text:p text:style-name="P20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0">3:3</text:p>
            <text:p text:style-name="P20">חֶסֶד וֶאֱמֶת, <text:s text:c="3"/>אַל-יַעַזְבֻךָ:</text:p>
            <text:p text:style-name="P20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0">3:4</text:p>
            <text:p text:style-name="P20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0">3:5</text:p>
            <text:p text:style-name="P20">בְּטַח אֶל-יְהוָה, בְּכָל-לִבֶּךָ; <text:s text:c="3"/>וְאֶל-בִּינָתְךָ, אַל-תִּשָּׁעֵן.</text:p>
          </table:table-cell>
          <table:table-cell table:style-name="表29.B2" office:value-type="string">
            <text:p text:style-name="P17"/>
          </table:table-cell>
        </table:table-row>
        <table:table-row table:style-name="表29.12">
          <table:table-cell table:style-name="表29.A2" office:value-type="string">
            <text:p text:style-name="P31">/] XXX</text:p>
          </table:table-cell>
          <table:table-cell table:style-name="表29.B2" office:value-type="string">
            <text:p text:style-name="P17">TEMPLATE</text:p>
          </table:table-cell>
        </table:table-row>
        <table:table-row>
          <table:table-cell table:style-name="表29.A2" office:value-type="string">
            <text:p text:style-name="P31">[XXX</text:p>
          </table:table-cell>
          <table:table-cell table:style-name="表29.B2" office:value-type="string">
            <text:p text:style-name="P29"/>
          </table:table-cell>
        </table:table-row>
        <text:soft-page-break/>
        <table:table-row>
          <table:table-cell table:style-name="表29.A2" office:value-type="string">
            <text:p text:style-name="P20"/>
          </table:table-cell>
          <table:table-cell table:style-name="表29.B2" office:value-type="string">
            <text:p text:style-name="P17"/>
          </table:table-cell>
        </table:table-row>
      </table:table>
      <text:p text:style-name="P4"/>
      <text:p text:style-name="P11"><text:span text:style-name="T3">[next] </text:span><text:span text:style-name="T4">XX:XX</text:span></text:p>
      <text:p text:style-name="P24"/>
      <text:p text:style-name="P9">[/  XXX] </text:p>
      <text:p text:style-name="P24"/>
      <text:p text:style-name="P29"/>
      <text:p text:style-name="P27"/>
      <text:p text:style-name="P8">------------------------------------------------------------</text:p>
      <text:p text:style-name="P8">[XXX] 20200327_115755</text:p>
      <text:p text:style-name="P24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0"/>
          </table:table-cell>
          <table:table-cell table:style-name="表30.B1" office:value-type="string">
            <text:p text:style-name="P17"/>
          </table:table-cell>
        </table:table-row>
      </table:table>
      <text:p text:style-name="P4"/>
      <text:p text:style-name="P11"><text:span text:style-name="T3">[next] </text:span><text:span text:style-name="T4">XX:XX</text:span></text:p>
      <text:p text:style-name="P24"/>
      <text:p text:style-name="P9">[/  XXX] </text:p>
      <text:p text:style-name="P24"/>
      <text:p text:style-name="P27"/>
      <text:p text:style-name="P27"/>
      <text:p text:style-name="P27"/>
      <text:p text:style-name="P27"/>
      <text:p text:style-name="P1">------------------------------------------------------------ TEMPLATE<text:change text:change-id="ct301300480"/></text:p>
      <text:p text:style-name="P8">------------------------------------------------------------</text:p>
      <text:p text:style-name="P8">[XXX] </text:p>
      <text:p text:style-name="P24"/>
      <text:p text:style-name="P11"><text:span text:style-name="T1">1. </text:span><text:span text:style-name="T2">XX:XX</text:span></text:p>
      <text:p text:style-name="P12"><text:soft-page-break/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0"/>
          </table:table-cell>
          <table:table-cell table:style-name="表49.B1" office:value-type="string">
            <text:p text:style-name="P17"/>
          </table:table-cell>
        </table:table-row>
      </table:table>
      <text:p text:style-name="P4"/>
      <text:p text:style-name="P11"><text:span text:style-name="T3">[next] </text:span><text:span text:style-name="T4">XX:XX</text:span></text:p>
      <text:p text:style-name="P24"/>
      <text:p text:style-name="P9">[/  XXX] </text:p>
      <text:p text:style-name="P24"/>
      <text:p text:style-name="P27"/>
      <text:p text:style-name="P27"/>
      <text:p text:style-name="P6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0"/>
          </table:table-cell>
        </table:table-row>
        <table:table-row>
          <table:table-cell table:style-name="表15.A2" office:value-type="string">
            <text:p text:style-name="P32"/>
          </table:table-cell>
        </table:table-row>
      </table:table>
      <text:p text:style-name="P6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0"/>
          </table:table-cell>
        </table:table-row>
        <table:table-row>
          <table:table-cell table:style-name="表16.A2" office:value-type="string">
            <text:p text:style-name="P32"/>
          </table:table-cell>
        </table:table-row>
      </table:table>
      <text:p text:style-name="P4"/>
      <text:p text:style-name="P11"><text:span text:style-name="T3">[next] </text:span><text:span text:style-name="T4">XX:XX</text:span></text:p>
      <text:p text:style-name="P24"/>
      <text:p text:style-name="P9">[/  XXX]</text:p>
      <text:p text:style-name="P24"/>
      <text:p text:style-name="P24"/>
      <text:p text:style-name="P5"/>
      <text:p text:style-name="P27"/>
      <text:p text:style-name="P6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0"/>
          </table:table-cell>
        </table:table-row>
        <table:table-row>
          <table:table-cell table:style-name="表3.A2" office:value-type="string">
            <text:p text:style-name="P32"/>
          </table:table-cell>
        </table:table-row>
      </table:table>
      <text:p text:style-name="P6">2. <text:span text:style-name="T15">XX:XX</text:span></text:p>
      <table:table table:name="表50" table:style-name="表50">
        <table:table-column table:style-name="表50.A"/>
        <text:soft-page-break/>
        <table:table-row>
          <table:table-cell table:style-name="表50.A1" office:value-type="string">
            <text:p text:style-name="P20"/>
          </table:table-cell>
        </table:table-row>
        <table:table-row>
          <table:table-cell table:style-name="表50.A2" office:value-type="string">
            <text:p text:style-name="P32"/>
          </table:table-cell>
        </table:table-row>
      </table:table>
      <text:p text:style-name="P4"/>
      <text:p text:style-name="P11"><text:span text:style-name="T3">[next] </text:span><text:span text:style-name="T4">XX:XX</text:span></text:p>
      <text:p text:style-name="P24"/>
      <text:p text:style-name="P9">[/  XXX]</text:p>
      <text:p text:style-name="P24"/>
      <text:p text:style-name="P24"/>
      <text:p text:style-name="P24"/>
      <text:p text:style-name="P24"/>
      <text:p text:style-name="P19">/------------------------------------------------------------ /TEMPLATE</text:p>
      <text:p text:style-name="P24"/>
      <text:p text:style-name="P7">--------------------------------------- [STEPS : closing] 20191009_161940</text:p>
      <text:list xml:id="list3272065361031968219" text:style-name="L2">
        <text:list-item>
          <text:p text:style-name="P43">time label ==&gt; paste</text:p>
        </text:list-item>
        <text:list-item>
          <text:p text:style-name="P43">“@@@” ==&gt; move to → at the bottom of the doc area</text:p>
        </text:list-item>
        <text:list-item>
          <text:p text:style-name="P43">DUP : template</text:p>
        </text:list-item>
        <text:list-item>
          <text:p text:style-name="P43">close</text:p>
          <text:list>
            <text:list-item>
              <text:p text:style-name="P43">web pages</text:p>
            </text:list-item>
            <text:list-item>
              <text:p text:style-name="P43">sheet file</text:p>
            </text:list-item>
            <text:list-item>
              <text:p text:style-name="P43">folders (if any)</text:p>
            </text:list-item>
            <text:list-item>
              <text:p text:style-name="P43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34"/>
          </table:table-cell>
          <table:table-cell table:style-name="表236.A1" office:value-type="string">
            <text:p text:style-name="P34">TH</text:p>
          </table:table-cell>
          <table:table-cell table:style-name="表236.C1" office:value-type="string">
            <text:p text:style-name="P34">“the”</text:p>
          </table:table-cell>
        </table:table-row>
        <table:table-row>
          <table:table-cell table:style-name="表236.A2" office:value-type="string">
            <text:p text:style-name="P34"/>
          </table:table-cell>
          <table:table-cell table:style-name="表236.A2" office:value-type="string">
            <text:p text:style-name="P34">gh</text:p>
          </table:table-cell>
          <table:table-cell table:style-name="表236.C2" office:value-type="string">
            <text:p text:style-name="P34">arabic ghain</text:p>
          </table:table-cell>
        </table:table-row>
        <table:table-row>
          <table:table-cell table:style-name="表236.A2" office:value-type="string">
            <text:p text:style-name="P34"/>
          </table:table-cell>
          <table:table-cell table:style-name="表236.A2" office:value-type="string">
            <text:p text:style-name="P34">dz</text:p>
          </table:table-cell>
          <table:table-cell table:style-name="表236.C2" office:value-type="string">
            <text:p text:style-name="P34">arabic ẓ (ðˁ) (ظ</text:p>
          </table:table-cell>
        </table:table-row>
        <table:table-row>
          <table:table-cell table:style-name="表236.A2" office:value-type="string">
            <text:p text:style-name="P34"/>
          </table:table-cell>
          <table:table-cell table:style-name="表236.A2" office:value-type="string">
            <text:p text:style-name="P33">a_</text:p>
          </table:table-cell>
          <table:table-cell table:style-name="表236.C2" office:value-type="string">
            <text:p text:style-name="P34">“<text:span text:style-name="T17">a</text:span>”</text:p>
          </table:table-cell>
        </table:table-row>
        <table:table-row>
          <table:table-cell table:style-name="表236.A2" office:value-type="string">
            <text:p text:style-name="P34"/>
          </table:table-cell>
          <table:table-cell table:style-name="表236.A2" office:value-type="string">
            <text:p text:style-name="P33">*</text:p>
          </table:table-cell>
          <table:table-cell table:style-name="表236.C2" office:value-type="string">
            <text:p text:style-name="P34">kha:</text:p>
          </table:table-cell>
        </table:table-row>
        <table:table-row>
          <table:table-cell table:style-name="表236.A2" office:value-type="string">
            <text:p text:style-name="P34"/>
          </table:table-cell>
          <table:table-cell table:style-name="表236.A2" office:value-type="string">
            <text:p text:style-name="P33">** (#)</text:p>
          </table:table-cell>
          <table:table-cell table:style-name="表236.C2" office:value-type="string">
            <text:p text:style-name="P34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><text:soft-page-break/></text:p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35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35"/>
          </table:table-cell>
        </table:table-row>
      </table:table>
      <text:p text:style-name="P13"/>
      <text:p text:style-name="P19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25T11:25:57.69</dc:date>
    <dc:creator>iwabuchi ken</dc:creator>
    <meta:editing-duration>P5DT6H37M9S</meta:editing-duration>
    <meta:editing-cycles>312</meta:editing-cycles>
    <meta:generator>OpenOffice/4.1.3$Win32 OpenOffice.org_project/413m1$Build-9783</meta:generator>
    <meta:document-statistic meta:table-count="9" meta:image-count="0" meta:object-count="0" meta:page-count="6" meta:paragraph-count="93" meta:word-count="395" meta:character-count="2327"/>
  </office:meta>
</office:document-meta>
</file>